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2,683,070,061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1,307,058,382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0,672,471,860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0,064,515,432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1,362,272,837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0,817,712,138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9,745,251,126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0,494,632,699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9,407,168,702.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9,401,731,495.7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9,909,548,410.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8,336,478,142.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6,861,222,332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6,258,600,713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5,682,788,267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946,292,774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4,018,365,247.4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3,709,637,82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3,772,857,145.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3,863,621,186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765,747,305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912,986,091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4,642,018,35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28:31.692840623</dc:date>
    <meta:editing-duration>PT5H19M54S</meta:editing-duration>
    <meta:editing-cycles>125</meta:editing-cycles>
    <meta:generator>LibreOffice/7.2.6.2$Linux_X86_64 LibreOffice_project/20$Build-2</meta:generator>
    <meta:document-statistic meta:table-count="1" meta:cell-count="48" meta:object-count="0"/>
  </office:meta>
</office:document-meta>
</file>